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Curriculum Vitae</text:h>
      <text:p text:style-name="Title">Matías Mirabelli</text:p>
      <text:p text:style-name="Horizontal_20_Line"/>
      <text:h text:style-name="Heading_20_2" text:outline-level="2">Sobre mi</text:h>
      <text:p text:style-name="First_20_paragraph">Soy desarrollador de software y tengo más de diez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de procesamient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jQuery, underscore.js, backbone, angularjs, knockoutjs, jqueryUI, y lessCSS.</text:p>
      <text:p text:style-name="Text_20_body">Valoro el trabajo en equipo y l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o Antropología Social y Cultural en la Universidad de San Martín y desarrollé varias herramientas como parte de mis investigaciones sobre política y movimientos sociales.</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Experiencia en desarrollo de software</text:h>
      <text:h text:style-name="Heading_20_3" text:outline-level="3">Freelance (2004 - 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Netic infoservicios (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i siguiente trabajo fue en W3, una empresa de sistemas que se dedic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 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CDA (2007 - 2009)</text:h>
      <text:p text:style-name="First_20_paragraph">Luego de dejar W3 entré como programador Java en CDA, una consultora de recursos humanos. Trabajé en el desarrollo de sistemas administrativos internos relacionados con personas (altas, bajas, vacaciones, etc), por lo que aprendí bastante sobre los procesos de RRHH. También tuve la oportunidad de desarrollar desde el comienzo un sistema de homologación para el Banco Francés, un cliente de la consultora. Este sistema de homologación era parte de los controles SOX que debía cumplir el banco para garantizar la trazabilidad de todos sus procesos. Una vez finalizado este proyecto, dejé este trabajo porque los responsables del área de sistemas trataban mal a la gente. Me llevé un aprendizaje importante sobre la gestión técnica de un proyecto de desarrollo, experiencia en diferentes tecnologías Java, y experiencia en la resolución de diferentes problemas de infraestructura relativos a acceso a datos, almacenamiento, control de carga, empaquetado y distribución de aplicaciones Java, entre otros.</text:p>
      <text:p text:style-name="Text_20_body"><text:span text:style-name="T2">Tecnologías: SVN, Ant, Java EE (v1.4/1.6 + Web Services), Sybase DB, Ibatis, Struts, JSP, HTML, CSS, JavaScript, Flex (ActionScript 3, Cairngorm)</text:span></text:p>
      <text:h text:style-name="Heading_20_3" text:outline-level="3">Globant (2009 - 2013)</text:h>
      <text:p text:style-name="First_20_paragraph">Mi siguiente trabajo fue en Globant, otra consultora de recursos humanos. Entré como desarrollador web a un proyecto de JWT, un cliente de la consultora. El proyecto consistía en una reingeniería completa de un sistema de manejo de contenido. El sistema organizaba contenido digital como documentos, imágenes, y videos, y uno de los requisitos era que pudiera reutilizarse para diferentes clientes de la agencia, de manera que JWT pudiera revenderle el almacenamiento y la gestión de contenido a sus clientes. A diferencia de CDA donde trabajaba con un modelo de programación request/response clásico,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 Mi rol dentro del proyecto era estimar junto al equipo los distintos componentes y organizar las estimaciones en <text:span text:style-name="T2">sprints</text:span>, hablar con el cliente y, por supuesto, programar a la par del equipo y destrabar los problemas técnicos que fueran surgiendo.</text:p>
      <text:p text:style-name="Text_20_body">Este último proyecto terminó muy bien, y uno de los mayores aprendizajes fue que cuando se trata de aplicaciones con flows complejos el modelo de programación orientado a servicios puede parecer una ventaja al principio, pero a mediano plazo el mantenimiento de un <text:span text:style-name="T2">anemic domain</text:span> tiene un costo altísimo y se vuelve inviable para productos que necesitan una evolución constante y a largo plazo, salvo excepciones. También aprendí a gestionar servicios de AWS y a resolver problemas de infraestructura más complejos como el manejo de índices de búsqueda distribuídos.</text:p>
      <text:p text:style-name="Text_20_body">Luego de más de dos años de trabajar con JWT, comencé a trabajar con un nuevo cliente de la consultora: 55social. El desafío era construir una plataforma de social media management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55Social (2013 - 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2015 - ahora)</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En la actualidad trabajo en el sector de postventa de vuelos, desarrollando el sistema de detección y procesamiento de cambios involuntarios o reprogramaciones de vuelos. Los desafíos son el manejo del flujo asincrónico (los proveedores notifican las reprogramaciones asincrónicamente), el manejo de fallos frente al usuario, y el análisis de datos de los proveedores (la consistencia es eventual ya que depende de las operaciones de las aerolineas).</text:p>
      <text:h text:style-name="Heading_20_3" text:outline-level="3">Software 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Yo los paro</text:h>
      <text:p text:style-name="First_20_paragraph"><text:a xlink:type="simple" xlink:href="http://yolosparo.org" office:name=""><text:span text:style-name="Definition">Yo los paro</text:span></text:a> es una campaña de concientización sobre las irregularidades de la nueva Ley de Hidrocarburos argentina que se aprobó en el 2014. El objetivo de la campaña fue promover la participación directa de las personas, de modo que sin ningún tipo de registro pudieran enviarle mensajes a los legisladores nacionales. La visión es convertir esta campaña en una <text:a xlink:type="simple" xlink:href="https://github.com/piratas-%20ar/yolosparo/tree/feature/support-multiple-campaigns" office:name=""><text:span text:style-name="Definition">plataforma de participación directa</text:span></text:a>.</text:p>
      <text:list text:style-name="L3">
        <text:list-item>
          <text:p text:style-name="P3"><text:a xlink:type="simple" xlink:href="https://github.com/piratas-ar/yolosparo" office:name=""><text:span text:style-name="Definition">Repositorio de Github</text:span></text:a></text:p>
        </text:list-item>
        <text:list-item>
          <text:p text:style-name="P3"><text:a xlink:type="simple" xlink:href="http://yolosparo.org" office:name=""><text:span text:style-name="Definition">Sitio</text:span></text:a></text:p>
        </text:list-item>
      </text:list>
      <text:p text:style-name="First_20_paragraph"><text:span text:style-name="T2">Tecnologías: Grunt, JavaScript (NodeJS), MySQL, ExpressJS, Handlebars</text:span></text:p>
      <text:h text:style-name="Heading_20_4" text:outline-level="4">Importador de datos 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4">
        <text:list-item>
          <text:p text:style-name="P4"><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es una prueba de concepto para editar documentos colaborativamente y convertirlos a PDF leyendo los documentos directamente desde github. Utiliza <text:a xlink:type="simple" xlink:href="http://etherpad.org/" office:name=""><text:span text:style-name="Definition">etherpad</text:span></text:a> como editor colaborativo y <text:a xlink:type="simple" xlink:href="http://pandoc.org/" office:name=""><text:span text:style-name="Definition">pandoc</text:span></text:a> para exportar documentos a PDF.</text:p>
      <text:list text:style-name="L5">
        <text:list-item>
          <text:p text:style-name="P5"><text:a xlink:type="simple" xlink:href="https://github.com/seykron/paperhub" office:name=""><text:span text:style-name="Definition">Repositorio de Github</text:span></text:a></text:p>
        </text:list-item>
      </text:list>
      <text:p text:style-name="First_20_paragraph"><text:span text:style-name="T2">Tecnologías: JavaScript (NodeJS), Memcached, ExpressJS, Handlebars, Github API</text:span></text:p>
      <text:h text:style-name="Heading_20_4" text:outline-level="4">API para cliente de 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6">
        <text:list-item>
          <text:p text:style-name="P6"><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Educación formal</text:h>
      <text:list text:style-name="L7">
        <text:list-item>
          <text:p text:style-name="P7">Universidad Nacional de San Martín (en curso) - <text:span text:style-name="T2">Lic. en Antropología Social y Cultural</text:span></text:p>
        </text:list-item>
        <text:list-item>
          <text:p text:style-name="P7">E.N.E.T N°17 D.E. 20 (2001 - 2006) - <text:span text:style-name="T2">Técnico Electrónico</text:span></text:p>
        </text:list-item>
        <text:list-item>
          <text:p text:style-name="P7">Alfonsina Storni (Escuela Primaria)</text:p>
        </text:list-item>
      </text:list>
      <text:p text:style-name="Horizontal_20_Line"/>
      <text:h text:style-name="Heading_20_2" text:outline-level="2">Contacto</text:h>
      <text:p text:style-name="First_20_paragraph">Pueden contactarme por email a <text:a xlink:type="simple" xlink:href="mailto:matt@spiria.me" office:name=""><text:span text:style-name="Definition">matt@spiria.me</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office:meta>
</office:document-meta>
</file>